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style:font-face style:name="var ff-mono" svg:font-family="'var ff-mono'"/>
  </office:font-face-decls>
  <office:automatic-styles>
    <style:style style:name="P1" style:family="paragraph" style:parent-style-name="Preformatted_20_Text">
      <style:text-properties officeooo:rsid="001b3dfa" officeooo:paragraph-rsid="001b3dfa"/>
    </style:style>
    <style:style style:name="P2" style:family="paragraph" style:parent-style-name="Preformatted_20_Text">
      <style:text-properties officeooo:rsid="001b3dfa" officeooo:paragraph-rsid="0020044e"/>
    </style:style>
    <style:style style:name="P3" style:family="paragraph" style:parent-style-name="Preformatted_20_Text">
      <style:text-properties officeooo:paragraph-rsid="001e2bd7"/>
    </style:style>
    <style:style style:name="P4" style:family="paragraph" style:parent-style-name="Standard">
      <style:text-properties officeooo:rsid="001b3dfa" officeooo:paragraph-rsid="001b3dfa"/>
    </style:style>
    <style:style style:name="P5" style:family="paragraph" style:parent-style-name="Standard">
      <style:text-properties fo:font-weight="bold" officeooo:rsid="001b3dfa" officeooo:paragraph-rsid="001b3dfa" style:font-weight-asian="bold" style:font-weight-complex="bold"/>
    </style:style>
    <style:style style:name="T1" style:family="text">
      <style:text-properties fo:font-variant="normal" fo:text-transform="none" style:font-name="inherit" fo:font-style="normal" fo:font-weight="normal" fo:background-color="transparent" loext:char-shading-value="0" loext:padding="0cm" loext:border="none"/>
    </style:style>
    <style:style style:name="T2" style:family="text">
      <style:text-properties fo:font-variant="normal" fo:text-transform="none" style:font-name="inherit" fo:font-style="normal" fo:font-weight="normal" officeooo:rsid="001d2b82" fo:background-color="transparent" loext:char-shading-value="0" loext:padding="0cm" loext:border="none"/>
    </style:style>
    <style:style style:name="T3" style:family="text">
      <style:text-properties fo:font-variant="normal" fo:text-transform="none" style:font-name="inherit" fo:font-style="normal" fo:font-weight="normal" officeooo:rsid="001e2bd7" fo:background-color="transparent" loext:char-shading-value="0" loext:padding="0cm" loext:border="none"/>
    </style:style>
    <style:style style:name="T4" style:family="text">
      <style:text-properties fo:font-variant="normal" fo:text-transform="none" style:font-name="inherit" fo:font-style="normal" fo:font-weight="normal" officeooo:rsid="0020044e" fo:background-color="transparent" loext:char-shading-value="0" loext:padding="0cm" loext:border="none"/>
    </style:style>
    <style:style style:name="T5" style:family="text">
      <style:text-properties fo:font-variant="normal" fo:text-transform="none" style:font-name="inherit" fo:font-style="normal" fo:font-weight="bold" officeooo:rsid="001d2b82" fo:background-color="transparent" loext:char-shading-value="0" style:font-weight-asian="bold" style:font-weight-complex="bold" loext:padding="0cm" loext:border="none"/>
    </style:style>
    <style:style style:name="T6" style:family="text">
      <style:text-properties fo:font-variant="normal" fo:text-transform="none" style:font-name="inherit" fo:font-size="9.75pt" fo:font-style="normal" fo:font-weight="normal" fo:background-color="transparent" loext:char-shading-value="0" loext:padding="0cm" loext:border="none"/>
    </style:style>
    <style:style style:name="T7" style:family="text">
      <style:text-properties fo:font-variant="normal" fo:text-transform="none" fo:font-style="normal" fo:font-weight="normal" officeooo:rsid="001e2bd7" fo:background-color="transparent" loext:char-shading-value="0" loext:padding="0cm"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ascading in Spring Boot:</text:p>
      <text:p text:style-name="P4"/>
      <text:p text:style-name="P4">Suppose we have a class Student and it is related to class Address. So, while creating Student object, we would need to pass address to it. When we will save Student object without any cascading then we will get an exception :</text:p>
      <text:p text:style-name="P4"/>
      <text:p text:style-name="P1"><text:span text:style-name="Source_20_Text"><text:span text:style-name="T1">“object references an unsaved </text:span></text:span><text:span text:style-name="Source_20_Text"><text:span text:style-name="T6">transient</text:span></text:span><text:span text:style-name="Source_20_Text"><text:span text:style-name="T1"> instance - save the </text:span></text:span><text:span text:style-name="Source_20_Text"><text:span text:style-name="T6">transient</text:span></text:span><text:span text:style-name="Source_20_Text"><text:span text:style-name="T1"> instance before flushing”</text:span></text:span></text:p>
      <text:p text:style-name="P1"><text:span text:style-name="Source_20_Text"><text:span text:style-name="T1"/></text:span></text:p>
      <text:p text:style-name="P2"><text:span text:style-name="Source_20_Text"><text:span text:style-name="T4">We want the functionality like : When Student is saved, Adress is saved automatically then use cascade attribute in Student class.</text:span></text:span></text:p>
      <text:p text:style-name="P1"><text:span text:style-name="Source_20_Text"><text:span text:style-name="T1"/></text:span></text:p>
      <text:p text:style-name="P3"><text:span text:style-name="Source_20_Text"><text:span text:style-name="T5">Values are:</text:span></text:span><text:span text:style-name="Source_20_Text"><text:span text:style-name="T2"> ALL, PERSIST(saved), REMOVE, MERGE(updated), </text:span></text:span><text:span text:style-name="Source_20_Text"><text:span text:style-name="T3">REFRESH (The </text:span></text:span><text:span text:style-name="Source_20_Text"><text:span text:style-name="T7">REFRESH</text:span></text:span><text:span text:style-name="Source_20_Text"><text:span text:style-name="T3"> cascade type ensures that when the parent entity is refreshed (reloaded from the database), the associated child entities are also refreshed.)</text:span></text:span><text:span text:style-name="Source_20_Text"><text:span text:style-name="T2"> etc.</text:span></text:span></text:p>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style:font-face style:name="var ff-mono" svg:font-family="'var ff-mon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1T13:23:03.600747577</meta:creation-date>
    <dc:date>2024-12-21T13:41:39.687771602</dc:date>
    <meta:editing-duration>PT18M34S</meta:editing-duration>
    <meta:editing-cycles>8</meta:editing-cycles>
    <meta:generator>LibreOffice/7.3.7.2$Linux_X86_64 LibreOffice_project/30$Build-2</meta:generator>
    <meta:document-statistic meta:table-count="0" meta:image-count="0" meta:object-count="0" meta:page-count="1" meta:paragraph-count="5" meta:word-count="111" meta:character-count="701" meta:non-whitespace-character-count="595"/>
  </office:meta>
</office:document-meta>
</file>